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  <style:text-properties officeooo:paragraph-rsid="0009ac4d"/>
    </style:style>
    <style:style style:name="P2" style:family="paragraph" style:parent-style-name="Standard">
      <style:paragraph-properties style:writing-mode="lr-tb"/>
      <style:text-properties style:font-name="sans-serif" fo:font-size="22.5pt" officeooo:paragraph-rsid="0009ac4d"/>
    </style:style>
    <style:style style:name="P3" style:family="paragraph" style:parent-style-name="Standard">
      <style:paragraph-properties style:writing-mode="lr-tb"/>
      <style:text-properties style:font-name="sans-serif" fo:font-size="13.5pt" fo:font-weight="bold" officeooo:paragraph-rsid="0009ac4d" style:font-weight-asian="bold" style:font-weight-complex="bold"/>
    </style:style>
    <style:style style:name="P4" style:family="paragraph" style:parent-style-name="Standard">
      <style:paragraph-properties style:writing-mode="lr-tb"/>
      <style:text-properties style:font-name="sans-serif" fo:font-size="13.5pt" officeooo:paragraph-rsid="0009ac4d"/>
    </style:style>
    <style:style style:name="P5" style:family="paragraph" style:parent-style-name="Standard">
      <style:paragraph-properties style:writing-mode="lr-tb"/>
      <style:text-properties style:font-name="sans-serif" fo:font-size="13.5pt" style:text-underline-style="solid" style:text-underline-width="auto" style:text-underline-color="font-color" officeooo:paragraph-rsid="0009ac4d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3.5pt" officeooo:rsid="0009ac4d"/>
    </style:style>
    <style:style style:name="T3" style:family="text">
      <style:text-properties style:font-name="sans-serif" fo:font-size="13.5pt" officeooo:rsid="000a81b0"/>
    </style:style>
    <style:style style:name="T4" style:family="text">
      <style:text-properties style:font-name="sans-serif" fo:font-size="13.5pt" fo:font-weight="bold" style:font-weight-asian="bold" style:font-weight-complex="bold"/>
    </style:style>
    <style:style style:name="T5" style:family="text">
      <style:text-properties style:font-name="sans-serif" fo:font-size="13.5pt" officeooo:rsid="000b41fc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CIÓN 2. EXPRESIONES LÓGICAS Y RELACIONALES</text:p>
      <text:p text:style-name="P2"/>
      <text:p text:style-name="P1"><text:line-break/><text:span text:style-name="T1">Resuelve las siguientes expresiones indicando si el resultado es VERDADERO o FALSO.…</text:span></text:p>
      <text:p text:style-name="P3"/>
      <text:p text:style-name="P1"><text:span text:style-name="T4">1.</text:span><text:span text:style-name="T6"> </text:span><text:span text:style-name="T4">(a&lt;b) </text:span><text:span text:style-name="T1">→</text:span><text:span text:style-name="T2"> Verdadero // Verdadero</text:span></text:p>
      <text:p text:style-name="P4"/>
      <text:p text:style-name="P1"><text:span text:style-name="T4">2.</text:span><text:span text:style-name="T6"> </text:span><text:span text:style-name="T4">(a&gt;=c) </text:span><text:span text:style-name="T1">→</text:span><text:span text:style-name="T2"> Verdadero // Falso</text:span></text:p>
      <text:p text:style-name="P4"/>
      <text:p text:style-name="P1"><text:span text:style-name="T4">3.</text:span><text:span text:style-name="T6"> </text:span><text:span text:style-name="T4">( (a&lt;b) &amp;&amp; (a&gt;=c) )</text:span><text:span text:style-name="T1"> →</text:span><text:span text:style-name="T2"> Verdadero // Falso</text:span></text:p>
      <text:p text:style-name="P5"/>
      <text:p text:style-name="P1"><text:span text:style-name="T4">4.</text:span><text:span text:style-name="T6"> </text:span><text:span text:style-name="T4">( (a&lt;b) || (a&gt;c) )</text:span><text:span text:style-name="T1"> →</text:span><text:span text:style-name="T2"> Verdadero // Verdadero</text:span></text:p>
      <text:p text:style-name="P4"/>
      <text:p text:style-name="P1"><text:span text:style-name="T4">5.</text:span><text:span text:style-name="T6"> </text:span><text:span text:style-name="T4">! ( (a&lt;b) &amp;&amp; (a&gt;=c) )</text:span><text:span text:style-name="T1"> →</text:span><text:span text:style-name="T2"> Falso // </text:span><text:span text:style-name="T5">verdadero</text:span></text:p>
      <text:p text:style-name="P4"/>
      <text:p text:style-name="P1"><text:span text:style-name="T4">6.</text:span><text:span text:style-name="T6"> </text:span><text:span text:style-name="T4">!( !(a&lt;b) || !(a&gt;c) ) </text:span><text:span text:style-name="T1">→</text:span><text:span text:style-name="T2"> Verdadero // Verdadero</text:span></text:p>
      <text:p text:style-name="P4"/>
      <text:p text:style-name="P1"><text:span text:style-name="T4">7.</text:span><text:span text:style-name="T6"> </text:span><text:span text:style-name="T4">( (a==b) || (a==c) )</text:span><text:span text:style-name="T1"> →</text:span><text:span text:style-name="T2"> Verdadero // Falso</text:span></text:p>
      <text:p text:style-name="P4"/>
      <text:p text:style-name="P1"><text:span text:style-name="T4">8.</text:span><text:span text:style-name="T6"> </text:span><text:span text:style-name="T4">( (a+1) &gt;= c )</text:span><text:span text:style-name="T1"> →</text:span><text:span text:style-name="T2"> Verdadero // Verdadero</text:span></text:p>
      <text:p text:style-name="P4"/>
      <text:p text:style-name="P1"><text:span text:style-name="T4">9.</text:span><text:span text:style-name="T6"> </text:span><text:span text:style-name="T4">!( (a&gt;b) &amp;&amp; (b&gt;c) &amp;&amp; (c&gt;a) )</text:span><text:span text:style-name="T1"> →</text:span><text:span text:style-name="T2"> Falso // Falso</text:span></text:p>
      <text:p text:style-name="P3"/>
      <text:p text:style-name="P1"><text:span text:style-name="T4">10.</text:span><text:span text:style-name="T6"> </text:span><text:span text:style-name="T4">( (a&gt;b) || (b&gt;c) || (c&gt;a) )</text:span><text:span text:style-name="T1"> →</text:span><text:span text:style-name="T3"> Verdadero // Verdadero</text:span></text:p>
      <text:p text:style-name="P4"/>
      <text:p text:style-name="P1"><text:span text:style-name="T4">11.</text:span><text:span text:style-name="T6"> </text:span><text:span text:style-name="T4">( (a&gt;=b) &amp;&amp; (b&gt;=c) &amp;&amp; (c&gt;=a) )</text:span><text:span text:style-name="T1"> →</text:span><text:span text:style-name="T3"> Falso // Falso</text:span></text:p>
      <text:p text:style-name="P4"/>
      <text:p text:style-name="P1"><text:span text:style-name="T4">12.</text:span><text:span text:style-name="T6"> </text:span><text:span text:style-name="T4">( (a&gt;=b) || (b&gt;=c) || (c&gt;=a) )</text:span><text:span text:style-name="T1"> →</text:span><text:span text:style-name="T3"> Verdadero // Verdadero</text:span></text:p>
      <text:p text:style-name="P1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30T19:29:54.307263787</meta:creation-date>
    <dc:date>2021-10-14T20:12:28.717000000</dc:date>
    <meta:editing-duration>PT7M17S</meta:editing-duration>
    <meta:editing-cycles>2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15" meta:word-count="139" meta:character-count="678" meta:non-whitespace-character-count="551"/>
  </office:meta>
</office:document-meta>
</file>